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bold" fo:font-family="''Open Sans', sans-serif'" style:font-family-asian="''Open Sans', sans-serif'" style:font-family-complex="''Open Sans', sans-serif'" fo:background-color="transparent" fo:color="#000000"/>
    </style:style>
    <style:style style:name="T2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3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4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5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6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7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8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9" style:family="text">
      <style:text-properties fo:font-size="12.00pt" fo:font-weight="normal" fo:font-family="Constantia" style:font-family-asian="Constantia" style:font-family-complex="Constantia" fo:background-color="transparent" style:use-window-font-color="true"/>
    </style:style>
    <style:style style:name="T10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13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14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15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16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17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18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19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20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21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22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23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24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25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26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27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28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29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30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31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T32" style:family="text">
      <style:text-properties fo:font-size="13.00pt" fo:font-weight="normal" fo:font-family="Constantia" style:font-family-asian="Constantia" style:font-family-complex="Constantia" fo:background-color="transparent" fo:color="#000000"/>
    </style:style>
    <style:style style:name="P1" style:family="paragraph">
      <style:paragraph-properties fo:line-height="100.00%" fo:text-align="left" fo:margin-top="7.50pt" fo:margin-bottom="7.50pt"/>
    </style:style>
    <style:style style:name="P2" style:family="paragraph">
      <style:paragraph-properties fo:line-height="115.00%" fo:text-align="justify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15.00%" fo:text-align="justify"/>
    </style:style>
  </office:automatic-styles>
  <office:body>
    <office:text>
      <text:p text:style-name="P1"><text:span text:style-name="T1">Walory turystyczne</text:span></text:p>
      <text:p text:style-name="P2"><text:span text:style-name="T2">Dzi</text:span><text:span text:style-name="T3">ęki walorom przyrodniczym gmina ma duże szanse na rozw</text:span><text:span text:style-name="T4">ój turystyki. Przy Szkole Podstawowej w Batorzu mie</text:span><text:span text:style-name="T5">ści się schronisko turystyczne (na około 60 miejsc noclegowych). W gminie działają dwa gospodarstwa agroturystyczne:</text:span></text:p>
      <text:p text:style-name="P2"><text:span text:style-name="T6">- w Wólce Batorskiej (Kazimierz Zo</text:span><text:span text:style-name="T7">śko)</text:span></text:p>
      <text:p text:style-name="P2"><text:span text:style-name="T8">- w Batorzu (Danuta<text:s/></text:span><text:span text:style-name="T9">Twarogowska</text:span><text:span text:style-name="T10">)</text:span></text:p>
      <text:p text:style-name="P2"><text:span text:style-name="T11"/></text:p>
      <text:p text:style-name="P3"><text:span text:style-name="T12">Atrakcje przyrodnicze</text:span></text:p>
      <text:p text:style-name="P4"><text:span text:style-name="T13">Gmina Batorz le</text:span><text:span text:style-name="T14">ży w p</text:span><text:span text:style-name="T15">ó</text:span><text:span text:style-name="T16">łnocnej części Roztocza Zachodniego. W Batorzu znajduje się najwyższe wzniesienie tej części Roztocza (Sowia G</text:span><text:span text:style-name="T17">óra 310 m n.p.m.).</text:span></text:p>
      <text:p text:style-name="P4"><text:span text:style-name="T18">Batorz jest jedn</text:span><text:span text:style-name="T19">ą z najpiękniej położonych miejscowości powiatu janowskiego. Leży w dolinie otoczonej zalesionymi wzg</text:span><text:span text:style-name="T20">órzami. Podobnie pi</text:span><text:span text:style-name="T21">ękny krajobraz ma cała gmina. W pokrywie lessowej płynące wody wyrzeźbiły sieć wąwoz</text:span><text:span text:style-name="T22">ów, które poro</text:span><text:span text:style-name="T23">śnięte są lasami. Rozległe wierzchowiny są znakomitymi punktami obserwacyjnymi.</text:span></text:p>
      <text:p text:style-name="P4"><text:span text:style-name="T24">S</text:span><text:span text:style-name="T25">ą to tereny ubogie w wody powierzchniowe. Swoje źr</text:span><text:span text:style-name="T26">ód</text:span><text:span text:style-name="T27">ła ma tu jedynie rzeka Por- dopływ Wieprza. Tej niewielkiej rzeczce niewątpliwego uroku dodają wierzby rosnące po obu stronach jej koryta.</text:span></text:p>
      <text:p text:style-name="P4"><text:span text:style-name="T28">W</text:span><text:span text:style-name="T29">śr</text:span><text:span text:style-name="T30">ód kompleksów le</text:span><text:span text:style-name="T31">śnych odnaleźć można grądy i zarośla grabowo-bukowe, a także monokultury sosny. Na uwagę turysty z całą pewnością zasługują okazy olbrzymich, sędziwych drzew uznanych za pomniki przyrody i objętych ochroną konserwatorską. Na terenie gminy jest ich 17, są to: lipy, buki, klony, jawory, wierzba, modrzew europejski oraz brzoza brodawkowa.</text:span><text:span text:style-name="T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